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938a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standard">
      <style:graphic-properties draw:fill-color="#50938a" draw:textarea-horizontal-align="justify" draw:textarea-vertical-align="middle" draw:auto-grow-height="false" fo:min-height="4.75cm" fo:min-width="4.25cm"/>
      <style:paragraph-properties style:writing-mode="lr-tb"/>
    </style:style>
    <style:style style:name="gr3" style:family="graphic" style:parent-style-name="standard">
      <style:graphic-properties draw:stroke="none" draw:fill="solid" draw:fill-color="#d4ea6b" draw:textarea-horizontal-align="justify" draw:textarea-vertical-align="middle" draw:auto-grow-height="false" fo:min-height="1.75cm" fo:min-width="0.5cm"/>
      <style:paragraph-properties style:writing-mode="lr-tb"/>
    </style:style>
    <style:style style:name="gr4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standard">
      <style:graphic-properties draw:stroke="none" draw:fill="solid" draw:fill-color="#5983b0" draw:textarea-horizontal-align="justify" draw:textarea-vertical-align="middle" draw:auto-grow-height="false" fo:min-height="0.75cm" fo:min-width="8.503cm"/>
      <style:paragraph-properties style:writing-mode="lr-tb"/>
    </style:style>
    <style:style style:name="gr6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1.609cm" fo:min-width="3.5cm"/>
      <style:paragraph-properties style:writing-mode="lr-tb"/>
    </style:style>
    <style:style style:name="gr7" style:family="graphic" style:parent-style-name="standard">
      <style:graphic-properties draw:stroke="none" draw:fill="solid" draw:fill-color="#ea7500" draw:textarea-horizontal-align="justify" draw:textarea-vertical-align="middle" draw:auto-grow-height="false" fo:min-height="1.784cm" fo:min-width="3.5cm"/>
      <style:paragraph-properties style:writing-mode="lr-tb"/>
    </style:style>
    <style:style style:name="gr8" style:family="graphic" style:parent-style-name="standard">
      <style:graphic-properties draw:stroke="none" draw:fill="solid" draw:fill-color="#5983b0" draw:textarea-horizontal-align="justify" draw:textarea-vertical-align="middle" draw:auto-grow-height="false" fo:min-height="1.641cm" fo:min-width="8.5cm"/>
      <style:paragraph-properties style:writing-mode="lr-tb"/>
    </style:style>
    <style:style style:name="gr9" style:family="graphic" style:parent-style-name="standard">
      <style:graphic-properties draw:stroke="none" draw:fill="solid" draw:fill-color="#5983b0" draw:textarea-horizontal-align="justify" draw:textarea-vertical-align="middle" draw:auto-grow-height="false" fo:min-height="1.726cm" fo:min-width="8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94cm" fo:min-width="1cm"/>
    </style:style>
    <style:style style:name="co1" style:family="table-column">
      <style:table-column-properties style:column-width="3.397cm" style:use-optimal-column-width="false"/>
    </style:style>
    <style:style style:name="co2" style:family="table-column">
      <style:table-column-properties style:column-width="2.62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  <style:text-properties fo:color="#ffff00" loext:opacity="100%"/>
    </style:style>
    <style:style style:name="ce3" style:family="table-cell">
      <loext:graphic-properties draw:textarea-vertical-align="middle"/>
      <style:paragraph-properties fo:text-align="center"/>
      <style:text-properties fo:color="#ffffff" loext:opacity="100%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center"/>
      <style:text-properties fo:color="#3465a4" loext:opacity="100%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-color="#50938a"/>
      <style:paragraph-properties fo:text-align="center"/>
      <style:text-properties fo:color="#ffffff" loext:opacity="100%" fo:font-size="36pt" style:font-size-asian="36pt" style:font-size-complex="36pt"/>
    </style:style>
    <style:style style:name="P3" style:family="paragraph">
      <style:paragraph-properties fo:text-align="center"/>
      <style:text-properties fo:color="#ffff00" loext:opacity="100%"/>
    </style:style>
    <style:style style:name="P4" style:family="paragraph">
      <loext:graphic-properties draw:fill-color="#50938a"/>
      <style:paragraph-properties fo:text-align="center"/>
      <style:text-properties fo:color="#ffff00" loext:opacity="100%" fo:font-size="105.599998474121pt" style:font-size-asian="105.599998474121pt" style:font-size-complex="105.599998474121pt"/>
    </style:style>
    <style:style style:name="P5" style:family="paragraph">
      <style:paragraph-properties fo:text-align="center"/>
      <style:text-properties fo:color="#158466" loext:opacity="100%" fo:background-color="transparent"/>
    </style:style>
    <style:style style:name="P6" style:family="paragraph">
      <loext:graphic-properties draw:fill="solid" draw:fill-color="#d4ea6b"/>
      <style:paragraph-properties fo:text-align="center"/>
      <style:text-properties fo:color="#158466" loext:opacity="100%" fo:background-color="transparent"/>
    </style:style>
    <style:style style:name="P7" style:family="paragraph">
      <style:paragraph-properties fo:text-align="center"/>
      <style:text-properties fo:color="#ffffff" loext:opacity="100%" fo:background-color="transparent"/>
    </style:style>
    <style:style style:name="P8" style:family="paragraph">
      <loext:graphic-properties draw:fill="solid" draw:fill-color="#ea7500"/>
      <style:paragraph-properties fo:text-align="center"/>
      <style:text-properties fo:color="#ffffff" loext:opacity="100%" fo:background-color="transparent"/>
    </style:style>
    <style:style style:name="P9" style:family="paragraph">
      <loext:graphic-properties draw:fill="solid" draw:fill-color="#5983b0"/>
      <style:paragraph-properties fo:text-align="center"/>
      <style:text-properties fo:color="#ffffff" loext:opacity="100%" fo:background-color="transparent"/>
    </style:style>
    <style:style style:name="P10" style:family="paragraph">
      <style:paragraph-properties fo:text-align="start"/>
      <style:text-properties fo:color="#ffffff" loext:opacity="100%" fo:background-color="transparent"/>
    </style:style>
    <style:style style:name="P11" style:family="paragraph">
      <loext:graphic-properties draw:fill="solid" draw:fill-color="#5983b0"/>
      <style:paragraph-properties fo:text-align="start"/>
      <style:text-properties fo:color="#ffffff" loext:opacity="100%" fo:background-color="transparen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3465a4" loext:opacity="100%"/>
    </style:style>
    <style:style style:name="P14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5.599998474121pt" style:font-size-asian="105.599998474121pt" style:font-size-complex="105.599998474121pt"/>
    </style:style>
    <style:style style:name="T3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2cm" svg:height="2cm" svg:x="10.978cm" svg:y="4.967cm">
          <text:p text:style-name="P1"><text:span text:style-name="T1">德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0.978cm" svg:y="7.967cm">
          <text:p text:style-name="P1"><text:span text:style-name="T1">紅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5cm" svg:height="5cm" svg:x="3.25cm" svg:y="5cm">
          <text:p text:style-name="P3"><text:span text:style-name="T2">東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2cm" svg:x="9cm" svg:y="5cm">
          <text:p text:style-name="P5">上字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cm" svg:height="2cm" svg:x="9cm" svg:y="8cm">
          <text:p text:style-name="P5">下字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cm" svg:height="1cm" svg:x="14cm" svg:y="3cm">
          <text:p text:style-name="P7">聲／韻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9.003cm" svg:height="1cm" svg:x="19cm" svg:y="3cm">
          <text:p text:style-name="P7">聲／調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1.859cm" svg:x="14cm" svg:y="5cm">
          <text:p text:style-name="P7">取【聲母】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2.034cm" svg:x="14cm" svg:y="7.974cm">
          <text:p text:style-name="P7">取【韻母】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9cm" svg:height="1.891cm" svg:x="19cm" svg:y="5cm">
          <text:p text:style-name="P10">取【聲】：清（陰）、濁（陽）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9cm" svg:height="1.976cm" svg:x="19cm" svg:y="8cm">
          <text:p text:style-name="P10">取【調】：平、上、去、入</text:p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3.9cm" svg:height="5.998cm" svg:x="13.979cm" svg:y="11.917cm">
            <table:table table:template-name="blue" table:use-first-row-styles="true" table:use-banding-rows-styles="true">
              <table:table-column table:style-name="co1"/>
              <table:table-column table:style-name="co2"/>
              <table:table-column table:style-name="co2"/>
              <table:table-column table:style-name="co2"/>
              <table:table-column table:style-name="co2"/>
              <table:table-row table:style-name="ro1" table:default-cell-style-name="ce2">
                <table:table-cell table:style-name="ce1"/>
                <table:table-cell>
                  <text:p text:style-name="P3">平</text:p>
                </table:table-cell>
                <table:table-cell>
                  <text:p text:style-name="P3">上</text:p>
                </table:table-cell>
                <table:table-cell>
                  <text:p text:style-name="P3">去</text:p>
                </table:table-cell>
                <table:table-cell>
                  <text:p text:style-name="P3">入</text:p>
                </table:table-cell>
              </table:table-row>
              <table:table-row table:style-name="ro1" table:default-cell-style-name="ce4">
                <table:table-cell table:style-name="ce3">
                  <text:p text:style-name="P1">清（陰）</text:p>
                </table:table-cell>
                <table:table-cell table:style-name="ce1">
                  <text:p text:style-name="P12">1</text:p>
                </table:table-cell>
                <table:table-cell>
                  <text:p text:style-name="P12">2</text:p>
                </table:table-cell>
                <table:table-cell>
                  <text:p text:style-name="P12">3</text:p>
                </table:table-cell>
                <table:table-cell>
                  <text:p text:style-name="P12">4</text:p>
                </table:table-cell>
              </table:table-row>
              <table:table-row table:style-name="ro2" table:default-cell-style-name="ce4">
                <table:table-cell table:style-name="ce5">
                  <text:p text:style-name="P13"><text:span text:style-name="T3">濁（陽）</text:span></text:p>
                </table:table-cell>
                <table:table-cell table:style-name="ce1">
                  <text:p text:style-name="P12">5</text:p>
                </table:table-cell>
                <table:table-cell>
                  <text:p text:style-name="P12">6</text:p>
                </table:table-cell>
                <table:table-cell>
                  <text:p text:style-name="P12">7</text:p>
                </table:table-cell>
                <table:table-cell>
                  <text:p text:style-name="P12">8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0" draw:text-style-name="P14" draw:layer="layout" svg:width="1cm" svg:height="1.14cm" svg:x="14.079cm" svg:y="13.01cm">
            <draw:text-box>
              <text:p text:style-name="P1">聲</text:p>
            </draw:text-box>
          </draw:frame>
          <draw:frame draw:style-name="gr10" draw:text-style-name="P14" draw:layer="layout" svg:width="1cm" svg:height="1.14cm" svg:x="16.4cm" svg:y="12.119cm">
            <draw:text-box>
              <text:p text:style-name="P1">調</text:p>
            </draw:text-box>
          </draw:frame>
          <draw:line draw:style-name="gr11" draw:text-style-name="P15" draw:layer="layout" svg:x1="13.99cm" svg:y1="11.948cm" svg:x2="17.37cm" svg:y2="13.893cm">
            <text:p/>
          </draw:line>
        </draw:g>
        <draw:custom-shape draw:style-name="gr12" draw:text-style-name="P12" draw:layer="layout" svg:width="3cm" svg:height="3.25cm" svg:x="5.75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宋體-繁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蘋方-繁" style:font-family-asian="蘋方-繁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蘋方-繁" style:font-family-asian="蘋方-繁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24T13:26:38.870589959</meta:creation-date>
    <dc:date>2022-02-24T21:04:28.831855658</dc:date>
    <meta:editing-duration>PT6H56M1S</meta:editing-duration>
    <meta:editing-cycles>4</meta:editing-cycles>
    <meta:generator>LibreOffice/7.2.5.2$MacOSX_X86_64 LibreOffice_project/499f9727c189e6ef3471021d6132d4c694f357e5</meta:generator>
    <meta:document-statistic meta:object-count="17"/>
  </office:meta>
</office:document-meta>
</file>